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Renderer.getClass( DateModel date , Calendar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lendarRenderer.prepareRender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endarRenderer.writeInputHidden( TobagoResponseWriter writer , String name , String id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lendarRenderer.writeInputHidden( TobagoResponseWriter writer , String id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Renderer.getMonthNames(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lendarRenderer.encodeEnd( FacesContext facesContext , UI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9">
            <text:p text:style-name="Table_20_Contents">1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